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077B7BD7D26BF7C56C0.png" manifest:media-type="image/png"/>
  <manifest:file-entry manifest:full-path="Pictures/1000020100000039000000850692780E98A1EC67.png" manifest:media-type="image/png"/>
  <manifest:file-entry manifest:full-path="Pictures/10000201000000DD0000005D5079E3B3C48B98D7.png" manifest:media-type="image/png"/>
  <manifest:file-entry manifest:full-path="Pictures/10000201000000DC00000063B16F879742134E69.png" manifest:media-type="image/png"/>
  <manifest:file-entry manifest:full-path="Pictures/10000201000000E7000000BD6825A315AC8D8092.png" manifest:media-type="image/png"/>
  <manifest:file-entry manifest:full-path="Pictures/10000201000000E3000000B76BEEDFE5B2331E09.png" manifest:media-type="image/png"/>
  <manifest:file-entry manifest:full-path="Pictures/10000201000000F2000000B2C47A7244B2F6C0F7.png" manifest:media-type="image/png"/>
  <manifest:file-entry manifest:full-path="Pictures/100002010000011A000000B2F18D1B26016D971C.png" manifest:media-type="image/png"/>
  <manifest:file-entry manifest:full-path="Pictures/10000201000000B60000007D2E768572D661F81E.png" manifest:media-type="image/png"/>
  <manifest:file-entry manifest:full-path="Pictures/10000201000000DD000000CFAC452C735F83E6DB.png" manifest:media-type="image/png"/>
  <manifest:file-entry manifest:full-path="Pictures/100002010000013C00000081634D77A9E352FC17.png" manifest:media-type="image/png"/>
  <manifest:file-entry manifest:full-path="Pictures/10000201000000DD0000009645DB2DD9FC8D41C3.png" manifest:media-type="image/png"/>
  <manifest:file-entry manifest:full-path="Pictures/10000201000000D20000014020CC1CDFB2025BCB.png" manifest:media-type="image/png"/>
  <manifest:file-entry manifest:full-path="Pictures/100002010000012D000000B030458FD3A029056E.png" manifest:media-type="image/png"/>
  <manifest:file-entry manifest:full-path="Pictures/10000201000000FF0000010D549C1B788BA0397E.png" manifest:media-type="image/png"/>
  <manifest:file-entry manifest:full-path="Pictures/10000201000000EA00000082B36B123DE4DEC032.png" manifest:media-type="image/png"/>
  <manifest:file-entry manifest:full-path="Pictures/10000201000000C70000006109D87EE7F1F198CC.png" manifest:media-type="image/png"/>
  <manifest:file-entry manifest:full-path="Pictures/100002010000010A0000009FCD864BAF6D683F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4a9242"/>
    </style:style>
    <style:style style:name="P5" style:family="paragraph" style:parent-style-name="Standard">
      <style:text-properties officeooo:rsid="027a6a77" officeooo:paragraph-rsid="03510708"/>
    </style:style>
    <style:style style:name="P6" style:family="paragraph" style:parent-style-name="Standard">
      <style:text-properties officeooo:paragraph-rsid="033a4c58"/>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Text_20_body">
      <style:text-properties officeooo:rsid="0291b96f" officeooo:paragraph-rsid="03457ecf"/>
    </style:style>
    <style:style style:name="P11" style:family="paragraph" style:parent-style-name="Text_20_body">
      <style:text-properties officeooo:rsid="0294786e" officeooo:paragraph-rsid="03457ecf"/>
    </style:style>
    <style:style style:name="P12" style:family="paragraph" style:parent-style-name="Text_20_body">
      <style:text-properties officeooo:rsid="02903691" officeooo:paragraph-rsid="03457ecf"/>
    </style:style>
    <style:style style:name="P13" style:family="paragraph" style:parent-style-name="Text_20_body">
      <style:text-properties officeooo:rsid="02962ed5" officeooo:paragraph-rsid="03457ecf"/>
    </style:style>
    <style:style style:name="P14" style:family="paragraph" style:parent-style-name="Text_20_body">
      <style:text-properties officeooo:paragraph-rsid="03457ecf"/>
    </style:style>
    <style:style style:name="P15" style:family="paragraph" style:parent-style-name="Text_20_body">
      <style:text-properties officeooo:rsid="029a609a" officeooo:paragraph-rsid="03457ecf"/>
    </style:style>
    <style:style style:name="P16" style:family="paragraph" style:parent-style-name="Text_20_body">
      <style:text-properties officeooo:rsid="029b9589" officeooo:paragraph-rsid="03457ecf"/>
    </style:style>
    <style:style style:name="P17" style:family="paragraph" style:parent-style-name="Text_20_body">
      <style:text-properties officeooo:rsid="029da508" officeooo:paragraph-rsid="03457ecf"/>
    </style:style>
    <style:style style:name="P18" style:family="paragraph" style:parent-style-name="Text_20_body">
      <style:text-properties officeooo:rsid="029dca35" officeooo:paragraph-rsid="03457ecf"/>
    </style:style>
    <style:style style:name="P19" style:family="paragraph" style:parent-style-name="Text_20_body">
      <style:text-properties officeooo:rsid="02a16f40" officeooo:paragraph-rsid="03457ecf"/>
    </style:style>
    <style:style style:name="P20" style:family="paragraph" style:parent-style-name="Text_20_body">
      <style:text-properties officeooo:rsid="027a6a77" officeooo:paragraph-rsid="03510708"/>
    </style:style>
    <style:style style:name="P21" style:family="paragraph" style:parent-style-name="Text_20_body">
      <style:text-properties officeooo:rsid="027a6a77" officeooo:paragraph-rsid="035fd5e7"/>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10708"/>
    </style:style>
    <style:style style:name="P25" style:family="paragraph" style:parent-style-name="Text_20_body">
      <style:text-properties officeooo:paragraph-rsid="0359a727"/>
    </style:style>
    <style:style style:name="P26" style:family="paragraph" style:parent-style-name="Text_20_body">
      <style:text-properties officeooo:rsid="035fd5e7" officeooo:paragraph-rsid="035fd5e7"/>
    </style:style>
    <style:style style:name="P27" style:family="paragraph" style:parent-style-name="Horizontal_20_Line">
      <style:text-properties officeooo:paragraph-rsid="03457ecf"/>
    </style:style>
    <style:style style:name="P28" style:family="paragraph" style:parent-style-name="Horizontal_20_Line">
      <style:text-properties officeooo:rsid="027a6a77" officeooo:paragraph-rsid="03510708"/>
    </style:style>
    <style:style style:name="P29" style:family="paragraph" style:parent-style-name="Horizontal_20_Line">
      <style:text-properties officeooo:paragraph-rsid="0351070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Contents_20_7">
      <style:paragraph-properties>
        <style:tab-stops>
          <style:tab-stop style:position="16.006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5" style:family="paragraph" style:parent-style-name="Heading_20_2">
      <style:text-properties officeooo:rsid="027a6a77"/>
    </style:style>
    <style:style style:name="P46"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3457ecf"/>
    </style:style>
    <style:style style:name="P49" style:family="paragraph" style:parent-style-name="Heading_20_2">
      <style:text-properties officeooo:rsid="0359a727"/>
    </style:style>
    <style:style style:name="P50" style:family="paragraph" style:parent-style-name="Heading_20_3">
      <style:text-properties officeooo:paragraph-rsid="03510708"/>
    </style:style>
    <style:style style:name="P51" style:family="paragraph" style:parent-style-name="Heading_20_3">
      <style:text-properties officeooo:paragraph-rsid="03457ecf"/>
    </style:style>
    <style:style style:name="P52" style:family="paragraph" style:parent-style-name="Heading_20_5">
      <style:text-properties officeooo:paragraph-rsid="03510708"/>
    </style:style>
    <style:style style:name="P53" style:family="paragraph" style:parent-style-name="Heading_20_5">
      <style:text-properties officeooo:paragraph-rsid="03457ecf"/>
    </style:style>
    <style:style style:name="P54" style:family="paragraph" style:parent-style-name="Heading_20_6">
      <style:text-properties officeooo:paragraph-rsid="03510708"/>
    </style:style>
    <style:style style:name="P55" style:family="paragraph" style:parent-style-name="Heading_20_6">
      <style:text-properties officeooo:paragraph-rsid="03457ecf"/>
    </style:style>
    <style:style style:name="P56" style:family="paragraph" style:parent-style-name="Heading_20_7">
      <style:text-properties officeooo:paragraph-rsid="03457ecf"/>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60b4a8" style:font-size-asian="10pt" style:font-size-complex="10pt"/>
    </style:style>
    <style:style style:name="T4" style:family="text">
      <style:text-properties fo:font-size="10pt" officeooo:rsid="032f50e0" style:font-size-asian="10pt" style:font-size-complex="10pt"/>
    </style:style>
    <style:style style:name="T5" style:family="text">
      <style:text-properties officeooo:rsid="03455fd5"/>
    </style:style>
    <style:style style:name="T6" style:family="text">
      <style:text-properties officeooo:rsid="0291b96f"/>
    </style:style>
    <style:style style:name="T7" style:family="text">
      <style:text-properties officeooo:rsid="0294786e"/>
    </style:style>
    <style:style style:name="T8" style:family="text">
      <style:text-properties officeooo:rsid="029b9589"/>
    </style:style>
    <style:style style:name="T9" style:family="text">
      <style:text-properties officeooo:rsid="029da508"/>
    </style:style>
    <style:style style:name="T10" style:family="text">
      <style:text-properties officeooo:rsid="029dca35"/>
    </style:style>
    <style:style style:name="T11" style:family="text">
      <style:text-properties officeooo:rsid="02a16f40"/>
    </style:style>
    <style:style style:name="T12" style:family="text">
      <style:text-properties officeooo:rsid="03457ecf"/>
    </style:style>
    <style:style style:name="T13" style:family="text">
      <style:text-properties officeooo:rsid="027a6a77"/>
    </style:style>
    <style:style style:name="T14" style:family="text">
      <style:text-properties officeooo:rsid="027af2c7"/>
    </style:style>
    <style:style style:name="T15" style:family="text">
      <style:text-properties officeooo:rsid="027ce2b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2 Editors - Compositor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2 Editors - Compositor Editor - Tool Shelf</text:p>
          </text:index-title>
          <text:p text:style-name="P37"><text:a xlink:type="simple" xlink:href="#__RefHeading___Toc3654_4126228218" text:style-name="Index_20_Link" text:visited-style-name="Index_20_Link">Tool Shelf<text:tab/>2</text:a></text:p>
          <text:p text:style-name="P38"><text:a xlink:type="simple" xlink:href="#__RefHeading___Toc2722_1598051792" text:style-name="Index_20_Link" text:visited-style-name="Index_20_Link">Select Tools Group<text:tab/>2</text:a></text:p>
          <text:p text:style-name="P39"><text:a xlink:type="simple" xlink:href="#__RefHeading___Toc1330_3893729176" text:style-name="Index_20_Link" text:visited-style-name="Index_20_Link">Tweak<text:tab/>2</text:a></text:p>
          <text:p text:style-name="P39"><text:a xlink:type="simple" xlink:href="#__RefHeading___Toc163_1895151578" text:style-name="Index_20_Link" text:visited-style-name="Index_20_Link">Select Box<text:tab/>2</text:a></text:p>
          <text:p text:style-name="P40"><text:a xlink:type="simple" xlink:href="#__RefHeading___Toc165_1895151578" text:style-name="Index_20_Link" text:visited-style-name="Index_20_Link">Tool Settings<text:tab/>2</text:a></text:p>
          <text:p text:style-name="P41"><text:a xlink:type="simple" xlink:href="#__RefHeading___Toc507_3545106889" text:style-name="Index_20_Link" text:visited-style-name="Index_20_Link">Mode<text:tab/>2</text:a></text:p>
          <text:p text:style-name="P42"><text:a xlink:type="simple" xlink:href="#__RefHeading___Toc509_3545106889" text:style-name="Index_20_Link" text:visited-style-name="Index_20_Link">Set a new selection<text:tab/>2</text:a></text:p>
          <text:p text:style-name="P42"><text:a xlink:type="simple" xlink:href="#__RefHeading___Toc511_3545106889" text:style-name="Index_20_Link" text:visited-style-name="Index_20_Link">Extend existing selection<text:tab/>2</text:a></text:p>
          <text:p text:style-name="P42"><text:a xlink:type="simple" xlink:href="#__RefHeading___Toc513_3545106889" text:style-name="Index_20_Link" text:visited-style-name="Index_20_Link">Subtract existing selection<text:tab/>2</text:a></text:p>
          <text:p text:style-name="P39"><text:a xlink:type="simple" xlink:href="#__RefHeading___Toc2724_1598051792" text:style-name="Index_20_Link" text:visited-style-name="Index_20_Link">Select Circle<text:tab/>2</text:a></text:p>
          <text:p text:style-name="P40"><text:a xlink:type="simple" xlink:href="#__RefHeading___Toc519_3545106889" text:style-name="Index_20_Link" text:visited-style-name="Index_20_Link">Tool Settings<text:tab/>3</text:a></text:p>
          <text:p text:style-name="P41"><text:a xlink:type="simple" xlink:href="#__RefHeading___Toc521_3545106889" text:style-name="Index_20_Link" text:visited-style-name="Index_20_Link">Mode<text:tab/>3</text:a></text:p>
          <text:p text:style-name="P42"><text:a xlink:type="simple" xlink:href="#__RefHeading___Toc523_3545106889" text:style-name="Index_20_Link" text:visited-style-name="Index_20_Link">Set a new selection<text:tab/>3</text:a></text:p>
          <text:p text:style-name="P42"><text:a xlink:type="simple" xlink:href="#__RefHeading___Toc525_3545106889" text:style-name="Index_20_Link" text:visited-style-name="Index_20_Link">Extend existing selection<text:tab/>3</text:a></text:p>
          <text:p text:style-name="P42"><text:a xlink:type="simple" xlink:href="#__RefHeading___Toc527_3545106889" text:style-name="Index_20_Link" text:visited-style-name="Index_20_Link">Subtract existing selection<text:tab/>3</text:a></text:p>
          <text:p text:style-name="P41"><text:a xlink:type="simple" xlink:href="#__RefHeading___Toc529_3545106889" text:style-name="Index_20_Link" text:visited-style-name="Index_20_Link">Radius<text:tab/>3</text:a></text:p>
          <text:p text:style-name="P39"><text:a xlink:type="simple" xlink:href="#__RefHeading___Toc2726_1598051792" text:style-name="Index_20_Link" text:visited-style-name="Index_20_Link">Select Lasso<text:tab/>3</text:a></text:p>
          <text:p text:style-name="P40"><text:a xlink:type="simple" xlink:href="#__RefHeading___Toc531_3545106889" text:style-name="Index_20_Link" text:visited-style-name="Index_20_Link">Tool Settings<text:tab/>3</text:a></text:p>
          <text:p text:style-name="P41"><text:a xlink:type="simple" xlink:href="#__RefHeading___Toc533_3545106889" text:style-name="Index_20_Link" text:visited-style-name="Index_20_Link">Mode<text:tab/>3</text:a></text:p>
          <text:p text:style-name="P42"><text:a xlink:type="simple" xlink:href="#__RefHeading___Toc535_3545106889" text:style-name="Index_20_Link" text:visited-style-name="Index_20_Link">Set a new selection<text:tab/>3</text:a></text:p>
          <text:p text:style-name="P42"><text:a xlink:type="simple" xlink:href="#__RefHeading___Toc537_3545106889" text:style-name="Index_20_Link" text:visited-style-name="Index_20_Link">Extend existing selection<text:tab/>3</text:a></text:p>
          <text:p text:style-name="P42"><text:a xlink:type="simple" xlink:href="#__RefHeading___Toc539_3545106889" text:style-name="Index_20_Link" text:visited-style-name="Index_20_Link">Subtract existing selection<text:tab/>3</text:a></text:p>
          <text:p text:style-name="P38"><text:a xlink:type="simple" xlink:href="#__RefHeading___Toc11066_3391011601" text:style-name="Index_20_Link" text:visited-style-name="Index_20_Link">Annotate Tools group<text:tab/>3</text:a></text:p>
          <text:p text:style-name="P39"><text:a xlink:type="simple" xlink:href="#__RefHeading___Toc5249_529261320" text:style-name="Index_20_Link" text:visited-style-name="Index_20_Link">Annotate<text:tab/>4</text:a></text:p>
          <text:p text:style-name="P39"><text:a xlink:type="simple" xlink:href="#__RefHeading___Toc5251_529261320" text:style-name="Index_20_Link" text:visited-style-name="Index_20_Link">Annotate Line<text:tab/>4</text:a></text:p>
          <text:p text:style-name="P39"><text:a xlink:type="simple" xlink:href="#__RefHeading___Toc5253_529261320" text:style-name="Index_20_Link" text:visited-style-name="Index_20_Link">Annotate Polygon<text:tab/>4</text:a></text:p>
          <text:p text:style-name="P40"><text:a xlink:type="simple" xlink:href="#__RefHeading___Toc5255_529261320" text:style-name="Index_20_Link" text:visited-style-name="Index_20_Link">Tool Settings<text:tab/>4</text:a></text:p>
          <text:p text:style-name="P41"><text:a xlink:type="simple" xlink:href="#__RefHeading___Toc5257_529261320" text:style-name="Index_20_Link" text:visited-style-name="Index_20_Link">Color<text:tab/>4</text:a></text:p>
          <text:p text:style-name="P41"><text:a xlink:type="simple" xlink:href="#__RefHeading___Toc5259_529261320" text:style-name="Index_20_Link" text:visited-style-name="Index_20_Link">Note<text:tab/>4</text:a></text:p>
          <text:p text:style-name="P42"><text:a xlink:type="simple" xlink:href="#__RefHeading___Toc11068_3391011601" text:style-name="Index_20_Link" text:visited-style-name="Index_20_Link">Annotations list<text:tab/>4</text:a></text:p>
          <text:p text:style-name="P43"><text:a xlink:type="simple" xlink:href="#__RefHeading___Toc5263_529261320" text:style-name="Index_20_Link" text:visited-style-name="Index_20_Link">Edit Box<text:tab/>4</text:a></text:p>
          <text:p text:style-name="P43"><text:a xlink:type="simple" xlink:href="#__RefHeading___Toc5265_529261320" text:style-name="Index_20_Link" text:visited-style-name="Index_20_Link">Fake User<text:tab/>4</text:a></text:p>
          <text:p text:style-name="P43"><text:a xlink:type="simple" xlink:href="#__RefHeading___Toc5267_529261320" text:style-name="Index_20_Link" text:visited-style-name="Index_20_Link">Add Annotation<text:tab/>4</text:a></text:p>
          <text:p text:style-name="P43"><text:a xlink:type="simple" xlink:href="#__RefHeading___Toc5269_529261320" text:style-name="Index_20_Link" text:visited-style-name="Index_20_Link">Unlink Annotation<text:tab/>5</text:a></text:p>
          <text:p text:style-name="P42"><text:a xlink:type="simple" xlink:href="#__RefHeading___Toc5271_529261320" text:style-name="Index_20_Link" text:visited-style-name="Index_20_Link">Thickness<text:tab/>5</text:a></text:p>
          <text:p text:style-name="P42"><text:a xlink:type="simple" xlink:href="#__RefHeading___Toc5273_529261320" text:style-name="Index_20_Link" text:visited-style-name="Index_20_Link">Frame Locked/Unlocked<text:tab/>5</text:a></text:p>
          <text:p text:style-name="P43"><text:a xlink:type="simple" xlink:href="#__RefHeading___Toc5275_529261320" text:style-name="Index_20_Link" text:visited-style-name="Index_20_Link">Delete Active Frame<text:tab/>5</text:a></text:p>
          <text:p text:style-name="P42"><text:a xlink:type="simple" xlink:href="#__RefHeading___Toc5277_529261320" text:style-name="Index_20_Link" text:visited-style-name="Index_20_Link">Thickness<text:tab/>5</text:a></text:p>
          <text:p text:style-name="P39"><text:a xlink:type="simple" xlink:href="#__RefHeading___Toc5281_529261320" text:style-name="Index_20_Link" text:visited-style-name="Index_20_Link">Annotate Eraser<text:tab/>5</text:a></text:p>
          <text:p text:style-name="P40"><text:a xlink:type="simple" xlink:href="#__RefHeading___Toc5283_529261320" text:style-name="Index_20_Link" text:visited-style-name="Index_20_Link">Tool Settings<text:tab/>5</text:a></text:p>
          <text:p text:style-name="P41"><text:a xlink:type="simple" xlink:href="#__RefHeading___Toc5285_529261320" text:style-name="Index_20_Link" text:visited-style-name="Index_20_Link">Radius<text:tab/>5</text:a></text:p>
          <text:p text:style-name="P38"><text:a xlink:type="simple" xlink:href="#__RefHeading___Toc2742_1598051792" text:style-name="Index_20_Link" text:visited-style-name="Index_20_Link">Links Cut<text:tab/>5</text:a></text:p>
        </text:index-body>
      </text:table-of-content>
      <text:p text:style-name="P4"/>
      <table:table table:name="Tabelle22" table:style-name="Tabelle22">
        <table:table-column table:style-name="Tabelle22.A"/>
        <table:table-row>
          <table:table-cell table:style-name="Tabelle22.A1" office:value-type="string">
            <text:h text:style-name="P44" text:outline-level="1"><text:bookmark-start text:name="__RefHeading___Toc3654_4126228218"/>T<text:span text:style-name="T5">ool Shelf</text:span><text:bookmark-end text:name="__RefHeading___Toc3654_4126228218"/></text:h>
          </table:table-cell>
        </table:table-row>
      </table:table>
      <text:p text:style-name="P2"/>
      <text:p text:style-name="Text_20_body"><draw:frame draw:style-name="fr1" draw:name="Bild12" text:anchor-type="paragraph" svg:y="0.051cm" svg:width="0.96cm" svg:height="2.251cm" draw:z-index="17"><draw:image xlink:href="Pictures/1000020100000039000000850692780E98A1EC67.png" xlink:type="simple" xlink:show="embed" xlink:actuate="onLoad" loext:mime-type="image/png"/></draw:frame></text:p>
      <text:p text:style-name="Text_20_body"/>
      <text:h text:style-name="P45" text:outline-level="2"/>
      <text:p text:style-name="Horizontal_20_Line"/>
      <text:h text:style-name="P46" text:outline-level="2"><text:bookmark-start text:name="__RefHeading___Toc2722_1598051792"/>Select Tools Group<text:bookmark-end text:name="__RefHeading___Toc2722_1598051792"/></text:h>
      <text:p text:style-name="P3"><draw:frame draw:style-name="fr1" draw:name="Bild1" text:anchor-type="paragraph" svg:y="0.051cm" svg:width="3.911cm" svg:height="3.2cm" draw:z-index="9"><draw:image xlink:href="Pictures/10000201000000E7000000BD6825A315AC8D8092.png" xlink:type="simple" xlink:show="embed" xlink:actuate="onLoad" loext:mime-type="image/png"/></draw:frame>T<text:span text:style-name="T13">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21">Allows you to select or tweak single elements by clicking at it.</text:p>
      <text:p text:style-name="P5"/>
      <text:p text:style-name="P29"/>
      <text:h text:style-name="P50" text:outline-level="3"><draw:frame draw:style-name="fr1" draw:name="Bild6" text:anchor-type="paragraph" svg:y="0.508cm" svg:width="4.77cm" svg:height="3.009cm" draw:z-index="10"><draw:image xlink:href="Pictures/100002010000011A000000B2F18D1B26016D971C.png" xlink:type="simple" xlink:show="embed" xlink:actuate="onLoad" loext:mime-type="image/png"/></draw:frame><text:bookmark-start text:name="__RefHeading___Toc163_1895151578"/>Select Box<text:bookmark-end text:name="__RefHeading___Toc163_1895151578"/></text:h>
      <text:p text:style-name="P20">Draws a box to select several elements at once<text:span text:style-name="T14">. Click at the start point, then drag.</text:span></text:p>
      <text:p text:style-name="P20"/>
      <text:p text:style-name="P20"/>
      <text:h text:style-name="P9" text:outline-level="4"><draw:frame draw:style-name="fr1" draw:name="Bild7" text:anchor-type="paragraph" svg:y="0.441cm" svg:width="3.401cm" svg:height="1.619cm" draw:z-index="11"><draw:image xlink:href="Pictures/10000201000000DC00000063B16F879742134E69.png" xlink:type="simple" xlink:show="embed" xlink:actuate="onLoad" loext:mime-type="image/png"/></draw:frame><text:bookmark-start text:name="__RefHeading___Toc165_1895151578"/>Tool Settings<text:bookmark-end text:name="__RefHeading___Toc165_1895151578"/></text:h>
      <text:h text:style-name="P52" text:outline-level="5"><text:bookmark-start text:name="__RefHeading___Toc507_3545106889"/>Mode<text:bookmark-end text:name="__RefHeading___Toc507_3545106889"/></text:h>
      <text:p text:style-name="P22">The available selection modes. The mode titles are pretty self explaining.<text:span text:style-name="T15"> So i won't go into detail here.</text:span></text:p>
      <text:h text:style-name="P54" text:outline-level="6"><text:bookmark-start text:name="__RefHeading___Toc509_3545106889"/>Set a new selection<text:bookmark-end text:name="__RefHeading___Toc509_3545106889"/></text:h>
      <text:h text:style-name="P54" text:outline-level="6"><text:bookmark-start text:name="__RefHeading___Toc511_3545106889"/>Extend existing selection<text:bookmark-end text:name="__RefHeading___Toc511_3545106889"/></text:h>
      <text:h text:style-name="P54" text:outline-level="6"><text:bookmark-start text:name="__RefHeading___Toc513_3545106889"/>Subtract existing selection<text:bookmark-end text:name="__RefHeading___Toc513_3545106889"/></text:h>
      <text:p text:style-name="P28"/>
      <text:h text:style-name="P50" text:outline-level="3"><draw:frame draw:style-name="fr1" draw:name="Bild8" text:anchor-type="paragraph" svg:y="0.635cm" svg:width="3.08cm" svg:height="2.12cm" draw:z-index="12"><draw:image xlink:href="Pictures/10000201000000B60000007D2E768572D661F81E.png" xlink:type="simple" xlink:show="embed" xlink:actuate="onLoad" loext:mime-type="image/png"/></draw:frame><text:bookmark-start text:name="__RefHeading___Toc2724_1598051792"/>Select Circle<text:bookmark-end text:name="__RefHeading___Toc2724_1598051792"/></text:h>
      <text:p text:style-name="P20">Draws a box to select several elements at once<text:span text:style-name="T14">. Click at the start point, then drag.</text:span></text:p>
      <text:p text:style-name="P20"/>
      <text:p text:style-name="P24"/>
      <text:h text:style-name="P9" text:outline-level="4"><draw:frame draw:style-name="fr1" draw:name="Bild9" text:anchor-type="paragraph" svg:y="0.441cm" svg:width="3.769cm" svg:height="2.011cm" draw:z-index="13"><draw:image xlink:href="Pictures/10000201000000DF00000077B7BD7D26BF7C56C0.png" xlink:type="simple" xlink:show="embed" xlink:actuate="onLoad" loext:mime-type="image/png"/></draw:frame><text:bookmark-start text:name="__RefHeading___Toc519_3545106889"/><text:soft-page-break/>Tool Settings<text:bookmark-end text:name="__RefHeading___Toc519_3545106889"/></text:h>
      <text:h text:style-name="P52" text:outline-level="5"><text:bookmark-start text:name="__RefHeading___Toc521_3545106889"/>Mode<text:bookmark-end text:name="__RefHeading___Toc521_3545106889"/></text:h>
      <text:p text:style-name="P22">The available selection modes. The mode titles are pretty self explaining.<text:span text:style-name="T15"> So i won't go into detail here.</text:span></text:p>
      <text:h text:style-name="P54" text:outline-level="6"><text:bookmark-start text:name="__RefHeading___Toc523_3545106889"/>Set a new selection<text:bookmark-end text:name="__RefHeading___Toc523_3545106889"/></text:h>
      <text:h text:style-name="P54" text:outline-level="6"><text:bookmark-start text:name="__RefHeading___Toc525_3545106889"/>Extend existing selection<text:bookmark-end text:name="__RefHeading___Toc525_3545106889"/></text:h>
      <text:h text:style-name="P54" text:outline-level="6"><text:bookmark-start text:name="__RefHeading___Toc527_3545106889"/>Subtract existing selection<text:bookmark-end text:name="__RefHeading___Toc527_3545106889"/></text:h>
      <text:h text:style-name="P52" text:outline-level="5"><text:bookmark-start text:name="__RefHeading___Toc529_3545106889"/>Radius<text:bookmark-end text:name="__RefHeading___Toc529_3545106889"/></text:h>
      <text:p text:style-name="P23">The brush radius.</text:p>
      <text:p text:style-name="P28"/>
      <text:h text:style-name="P50" text:outline-level="3"><draw:frame draw:style-name="fr2" draw:name="Bild10" text:anchor-type="paragraph" svg:x="14.721cm" svg:y="0.751cm" svg:width="4.099cm" svg:height="3.009cm" draw:z-index="14"><draw:image xlink:href="Pictures/10000201000000F2000000B2C47A7244B2F6C0F7.png" xlink:type="simple" xlink:show="embed" xlink:actuate="onLoad" loext:mime-type="image/png"/></draw:frame><text:bookmark-start text:name="__RefHeading___Toc2726_1598051792"/>Select Lasso<text:bookmark-end text:name="__RefHeading___Toc2726_1598051792"/></text:h>
      <text:p text:style-name="P20">Draws a box to select several elements at once<text:span text:style-name="T14">. Click at the start point, then drag.</text:span></text:p>
      <text:p text:style-name="P20"/>
      <text:p text:style-name="P20"/>
      <text:p text:style-name="P20"/>
      <text:h text:style-name="P9" text:outline-level="4"><draw:frame draw:style-name="fr1" draw:name="Bild11" text:anchor-type="paragraph" svg:y="0.441cm" svg:width="3.739cm" svg:height="1.57cm" draw:z-index="15"><draw:image xlink:href="Pictures/10000201000000DD0000005D5079E3B3C48B98D7.png" xlink:type="simple" xlink:show="embed" xlink:actuate="onLoad" loext:mime-type="image/png"/></draw:frame><text:bookmark-start text:name="__RefHeading___Toc531_3545106889"/>Tool Settings<text:bookmark-end text:name="__RefHeading___Toc531_3545106889"/></text:h>
      <text:h text:style-name="P52" text:outline-level="5"><text:bookmark-start text:name="__RefHeading___Toc533_3545106889"/>Mode<text:bookmark-end text:name="__RefHeading___Toc533_3545106889"/></text:h>
      <text:p text:style-name="P22">The available selection modes. The mode titles are pretty self explaining.<text:span text:style-name="T15"> So i won't go into detail here.</text:span></text:p>
      <text:h text:style-name="P54" text:outline-level="6"><text:bookmark-start text:name="__RefHeading___Toc535_3545106889"/>Set a new selection<text:bookmark-end text:name="__RefHeading___Toc535_3545106889"/></text:h>
      <text:h text:style-name="P54" text:outline-level="6"><text:bookmark-start text:name="__RefHeading___Toc537_3545106889"/>Extend existing selection<text:bookmark-end text:name="__RefHeading___Toc537_3545106889"/></text:h>
      <text:h text:style-name="P54" text:outline-level="6"><text:bookmark-start text:name="__RefHeading___Toc539_3545106889"/>Subtract existing selection<text:bookmark-end text:name="__RefHeading___Toc539_3545106889"/></text:h>
      <text:p text:style-name="P6"/>
      <text:p text:style-name="Horizontal_20_Line"/>
      <text:h text:style-name="P48" text:outline-level="2"><draw:frame draw:style-name="fr4" draw:name="Bild58" text:anchor-type="paragraph" svg:x="10.44cm" svg:width="3.84cm" svg:height="3.099cm" draw:z-index="0"><draw:image xlink:href="Pictures/10000201000000E3000000B76BEEDFE5B2331E09.png" xlink:type="simple" xlink:show="embed" xlink:actuate="onLoad" loext:mime-type="image/png"/></draw:frame><draw:frame draw:style-name="fr4" draw:name="Bild59" text:anchor-type="paragraph" svg:x="14.94cm" svg:width="3.739cm" svg:height="3.5cm" draw:z-index="1"><draw:image xlink:href="Pictures/10000201000000DD000000CFAC452C735F83E6DB.png" xlink:type="simple" xlink:show="embed" xlink:actuate="onLoad" loext:mime-type="image/png"/></draw:frame><text:bookmark-start text:name="__RefHeading___Toc11066_3391011601"/>Annotat<text:span text:style-name="T6">e</text:span> Tools group<text:bookmark-end text:name="__RefHeading___Toc11066_3391011601"/></text:h>
      <text:p text:style-name="P14">The annotation tool is available in multiple editors. <text:span text:style-name="T6">With this tool you can write notes at the screen. The annotate tools is the little brother of the grease pencil objects.</text:span></text:p>
      <text:p text:style-name="P10">Further settings for annotate can be found in the sidebar. Here you can also remove an annotation when you don't longer need it. And here you can also adjust the size of the stroke.</text:p>
      <text:p text:style-name="P14"><draw:frame draw:style-name="fr3" draw:name="Bild60" text:anchor-type="paragraph" svg:x="0.196cm" svg:y="0.321cm" svg:width="2.679cm" svg:height="1.09cm" draw:z-index="2"><draw:image xlink:href="Pictures/100002010000013C00000081634D77A9E352FC17.png" xlink:type="simple" xlink:show="embed" xlink:actuate="onLoad" loext:mime-type="image/png"/></draw:frame></text:p>
      <text:p text:style-name="P14"/>
      <text:h text:style-name="P51" text:outline-level="3"><text:bookmark-start text:name="__RefHeading___Toc5249_529261320"/><text:soft-page-break/>Annotate<text:bookmark-end text:name="__RefHeading___Toc5249_529261320"/></text:h>
      <text:p text:style-name="P14">Draw free-hand strokes in the main window.</text:p>
      <text:h text:style-name="P51" text:outline-level="3"><text:bookmark-start text:name="__RefHeading___Toc5251_529261320"/>Annotate Line<text:bookmark-end text:name="__RefHeading___Toc5251_529261320"/></text:h>
      <text:p text:style-name="P14">Click and drag to create a line.</text:p>
      <text:h text:style-name="P51" text:outline-level="3"><text:bookmark-start text:name="__RefHeading___Toc5253_529261320"/>Annotate Polygon<text:bookmark-end text:name="__RefHeading___Toc5253_529261320"/></text:h>
      <text:p text:style-name="P14">Click multiple times to create multiple connected lines. The current polygon is finished when Esc or RMB is pressed.</text:p>
      <text:h text:style-name="P8" text:outline-level="4"><draw:frame draw:style-name="fr1" draw:name="Bild61" text:anchor-type="paragraph" svg:y="0.48cm" svg:width="3.739cm" svg:height="2.54cm" draw:z-index="3"><draw:image xlink:href="Pictures/10000201000000DD0000009645DB2DD9FC8D41C3.png" xlink:type="simple" xlink:show="embed" xlink:actuate="onLoad" loext:mime-type="image/png"/></draw:frame><text:bookmark-start text:name="__RefHeading___Toc5255_529261320"/>Tool Settings<text:bookmark-end text:name="__RefHeading___Toc5255_529261320"/></text:h>
      <text:p text:style-name="P11">The tool settings for Annotate, Annotate Line and Annotate Polygon are the same.<text:span text:style-name="T12"> Different from the 3D view, there is no placement option for the 3d cursor.</text:span></text:p>
      <text:p text:style-name="P11"/>
      <text:h text:style-name="P53" text:outline-level="5"><draw:frame draw:style-name="fr1" draw:name="Bild62" text:anchor-type="paragraph" svg:y="0.497cm" svg:width="1.78cm" svg:height="2.709cm" draw:z-index="4"><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2">C<text:span text:style-name="T7">licking at the left color field reveals a color picker where you can define the color for the annotation stroke.</text:span></text:p>
      <text:p text:style-name="P12"/>
      <text:p text:style-name="P12"/>
      <text:p text:style-name="P27"/>
      <text:h text:style-name="P53" text:outline-level="5"><draw:frame draw:style-name="fr1" draw:name="Bild63" text:anchor-type="paragraph" svg:y="0.519cm" svg:width="5.099cm" svg:height="2.979cm" draw:z-index="5"><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13">Clicking at the Note drop down box reveals a panel with further settings. It's the same content than in the annotations in the View tab.</text:p>
      <text:p text:style-name="P14"/>
      <text:p text:style-name="P14"><text:bookmark-start text:name="__RefHeading___Toc11026_3391011601"/><text:bookmark-end text:name="__RefHeading___Toc11026_3391011601"/></text:p>
      <text:h text:style-name="P55" text:outline-level="6"><text:bookmark-start text:name="__RefHeading___Toc11068_3391011601"/>Annotations list<text:bookmark-end text:name="__RefHeading___Toc11068_3391011601"/></text:h>
      <text:p text:style-name="P15"><draw:frame draw:style-name="fr2" draw:name="Bild64" text:anchor-type="paragraph" svg:x="14.381cm" svg:y="-0.086cm" svg:width="4.32cm" svg:height="4.551cm" draw:z-index="6"><draw:image xlink:href="Pictures/10000201000000FF0000010D549C1B788BA0397E.png" xlink:type="simple" xlink:show="embed" xlink:actuate="onLoad" loext:mime-type="image/png"/></draw:frame>Here you can add, remove and rename new annotations.</text:p>
      <text:h text:style-name="P56" text:outline-level="7"><text:bookmark-start text:name="__RefHeading___Toc5263_529261320"/>Edit Box<text:bookmark-end text:name="__RefHeading___Toc5263_529261320"/></text:h>
      <text:p text:style-name="P16">The name of the current annotation. You can rename the annotation to your needs here.</text:p>
      <text:h text:style-name="P56" text:outline-level="7"><text:bookmark-start text:name="__RefHeading___Toc5265_529261320"/>Fake User<text:bookmark-end text:name="__RefHeading___Toc5265_529261320"/></text:h>
      <text:p text:style-name="P14"><text:span text:style-name="T8">Assign a fake user to this annotation. </text:span>Fake users is an odd concept to keep data in the scene even if it has no user somewhere. The fake user is then a dummy user so that the object is not deleted when saving the scene. </text:p>
      <text:h text:style-name="P56" text:outline-level="7"><text:bookmark-start text:name="__RefHeading___Toc5267_529261320"/>Add<text:span text:style-name="T9"> Annotation</text:span><text:bookmark-end text:name="__RefHeading___Toc5267_529261320"/></text:h>
      <text:p text:style-name="P17">Add a new annotation.</text:p>
      <text:h text:style-name="P56" text:outline-level="7"><text:bookmark-start text:name="__RefHeading___Toc5269_529261320"/><text:soft-page-break/>Unlink Annotation<text:bookmark-end text:name="__RefHeading___Toc5269_529261320"/></text:h>
      <text:p text:style-name="P17">Delete the annotation.</text:p>
      <text:p text:style-name="P27"/>
      <text:h text:style-name="P55" text:outline-level="6"><text:bookmark-start text:name="__RefHeading___Toc5271_529261320"/>Thickness<text:bookmark-end text:name="__RefHeading___Toc5271_529261320"/></text:h>
      <text:p text:style-name="P17">The thickness of the annotation stroke.</text:p>
      <text:h text:style-name="P55" text:outline-level="6"><text:bookmark-start text:name="__RefHeading___Toc5273_529261320"/>Frame Locked/Unlocked<text:bookmark-end text:name="__RefHeading___Toc5273_529261320"/></text:h>
      <text:p text:style-name="P14">Lock frame displayed by current layer. <text:span text:style-name="T10">This t</text:span>oggle<text:span text:style-name="T10">s</text:span> whether the active layer is the only one that can be edited.</text:p>
      <text:h text:style-name="P56" text:outline-level="7"><text:bookmark-start text:name="__RefHeading___Toc5275_529261320"/>Delete Active Frame<text:bookmark-end text:name="__RefHeading___Toc5275_529261320"/></text:h>
      <text:p text:style-name="P18">Deletes the active frame from the active grease pencil layer.</text:p>
      <text:p text:style-name="P27"/>
      <text:h text:style-name="P55" text:outline-level="6"><text:bookmark-start text:name="__RefHeading___Toc5277_529261320"/>Thickness<text:bookmark-end text:name="__RefHeading___Toc5277_529261320"/></text:h>
      <text:p text:style-name="P17">The thickness of the annotation stroke.</text:p>
      <text:p text:style-name="Horizontal_20_Line"/>
      <text:h text:style-name="P51" text:outline-level="3"><draw:frame draw:style-name="fr1" draw:name="Bild67" text:anchor-type="paragraph" svg:y="0.37cm" svg:width="3.96cm" svg:height="2.2cm" draw:z-index="8"><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14">Click and drag to remove <text:span text:style-name="T11">annotate lines.</text:span></text:p>
      <text:p text:style-name="P14"/>
      <text:h text:style-name="P8" text:outline-level="4"><draw:frame draw:style-name="fr1" draw:name="Bild66" text:anchor-type="paragraph" svg:y="0.48cm" svg:width="3.371cm" svg:height="1.64cm" draw:z-index="7"><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53" text:outline-level="5"><text:bookmark-start text:name="__RefHeading___Toc5285_529261320"/>Radius<text:bookmark-end text:name="__RefHeading___Toc5285_529261320"/></text:h>
      <text:p text:style-name="P19">The radius of the eraser pencil.</text:p>
      <text:p text:style-name="P14"/>
      <text:p text:style-name="Horizontal_20_Line"/>
      <text:h text:style-name="P47" text:outline-level="2"><draw:frame draw:style-name="fr1" draw:name="Bild3" text:anchor-type="paragraph" svg:y="0.436cm" svg:width="4.5cm" svg:height="2.69cm" draw:z-index="16"><draw:image xlink:href="Pictures/100002010000010A0000009FCD864BAF6D683F79.png" xlink:type="simple" xlink:show="embed" xlink:actuate="onLoad" loext:mime-type="image/png"/></draw:frame><text:bookmark-start text:name="__RefHeading___Toc2742_1598051792"/>Links Cut<text:bookmark-end text:name="__RefHeading___Toc2742_1598051792"/></text:h>
      <text:p text:style-name="P26">This tools allows you to cut connections.</text:p>
      <text:p text:style-name="P25"/>
      <text:p text:style-name="P25"/>
      <text:p text:style-name="P25"/>
      <text:h text:style-name="P49"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60b4a8" style:font-size-asian="10pt" style:font-size-complex="10pt"/>
    </style:style>
    <style:style style:name="MT4"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2 Editors - </text:span><text:span text:style-name="MT2">C</text:span><text:span text:style-name="MT3">ompositor</text:span><text:span text:style-name="MT4"> Editor - Tool Shelf</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6M36S</meta:editing-duration>
    <meta:editing-cycles>795</meta:editing-cycles>
    <meta:generator>LibreOffice/6.3.6.2$Windows_X86_64 LibreOffice_project/2196df99b074d8a661f4036fca8fa0cbfa33a497</meta:generator>
    <dc:date>2020-08-30T10:07:49.685000000</dc:date>
    <meta:document-statistic meta:table-count="1" meta:image-count="18" meta:object-count="0" meta:page-count="5" meta:paragraph-count="116" meta:word-count="689" meta:character-count="3866" meta:non-whitespace-character-count="3291"/>
    <meta:template xlink:type="simple" xlink:actuate="onRequest" xlink:title="standard1cm" xlink:href="../../../AppData/Roaming/LibreOffice/4/user/template/standard1cm.ott" meta:date="2016-03-29T10:15:31.334000000"/>
  </office:meta>
</office:document-meta>
</file>